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84470" officeooo:paragraph-rsid="00184470" style:font-size-asian="13.1000003814697pt" style:font-size-complex="15pt"/>
    </style:style>
    <style:style style:name="P2" style:family="paragraph" style:parent-style-name="Standard">
      <style:text-properties fo:font-size="13pt" officeooo:rsid="00184470" officeooo:paragraph-rsid="00184470" style:font-size-asian="11.3500003814697pt" style:font-size-complex="13pt"/>
    </style:style>
    <style:style style:name="P3" style:family="paragraph" style:parent-style-name="Standard">
      <style:text-properties fo:font-size="13pt" officeooo:rsid="0018e575" officeooo:paragraph-rsid="0018e575" style:font-size-asian="11.3500003814697pt" style:font-size-complex="13pt"/>
    </style:style>
    <style:style style:name="T1" style:family="text">
      <style:text-properties officeooo:rsid="0018e575"/>
    </style:style>
    <style:style style:name="T2" style:family="text">
      <style:text-properties officeooo:rsid="001aac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em Calls – Aircuit</text:p>
      <text:p text:style-name="P1"/>
      <text:p text:style-name="P2">System calls are where the user &amp; the kernel meet, consequently, great care has to be taken to handle system calls.</text:p>
      <text:p text:style-name="P2"/>
      <text:p text:style-name="P2">The aircuit kernel is preemptable, and thus, some (not all) system calls are preemptable. <text:span text:style-name="T1">The dispatch of a syscall request or whatever is done as follows -</text:span></text:p>
      <text:p text:style-name="P2"/>
      <text:p text:style-name="P3">1. By executing int 150, the user tries to do a system call.</text:p>
      <text:p text:style-name="P3">2. Now, KernelIntrEnter is invoked by the CPU. This function does the following things -</text:p>
      <text:p text:style-name="P3"><text:tab/>1. Set thread to kernel mode by setting thread flags Tflag.1</text:p>
      <text:p text:style-name="P3"><text:span text:style-name="T2"><text:tab/>2. Now branch to the system call handler by two local branchs - 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5:39:30.205950632</meta:creation-date>
    <dc:date>2017-04-23T15:44:03.506330038</dc:date>
    <meta:editing-duration>PT4M3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103" meta:character-count="567" meta:non-whitespace-character-count="467"/>
  </office:meta>
</office:document-meta>
</file>